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64b47b" officeooo:paragraph-rsid="0064b47b" style:font-size-asian="24pt" style:font-weight-asian="bold" style:font-size-complex="24pt" style:font-weight-complex="bold"/>
    </style:style>
    <style:style style:name="P2" style:family="paragraph" style:parent-style-name="Standard" style:list-style-name="L2">
      <style:paragraph-properties fo:text-align="start" style:justify-single-word="false"/>
      <style:text-properties officeooo:paragraph-rsid="00c6aba5"/>
    </style:style>
    <style:style style:name="P3" style:family="paragraph" style:parent-style-name="Standard">
      <style:paragraph-properties fo:text-align="start" style:justify-single-word="false"/>
      <style:text-properties fo:font-size="14pt" fo:font-weight="normal" officeooo:rsid="0064b47b" officeooo:paragraph-rsid="0064b47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64b47b" officeooo:paragraph-rsid="00930a89"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64b47b" officeooo:paragraph-rsid="00d39cb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c6aba5" officeooo:paragraph-rsid="00dd929a"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64b47b" officeooo:paragraph-rsid="00b18cfb"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64b47b" officeooo:paragraph-rsid="00b74c19"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64b47b" officeooo:paragraph-rsid="00bd762b"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64b47b" officeooo:paragraph-rsid="00c6aba5" style:font-size-asian="14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font-size="14pt" fo:font-weight="normal" officeooo:rsid="0064b47b" officeooo:paragraph-rsid="00c6aba5" style:font-size-asian="14pt" style:font-weight-asian="normal" style:font-size-complex="14pt" style:font-weight-complex="normal"/>
    </style:style>
    <style:style style:name="P12" style:family="paragraph" style:parent-style-name="Standard" style:list-style-name="L1">
      <style:paragraph-properties fo:text-align="start" style:justify-single-word="false"/>
      <style:text-properties fo:font-size="14pt" fo:font-weight="normal" officeooo:rsid="0064b47b" officeooo:paragraph-rsid="00bd762b"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bd762b" officeooo:paragraph-rsid="00bd762b"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c6aba5" officeooo:paragraph-rsid="00c6aba5"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c6aba5" officeooo:paragraph-rsid="00dd929a" style:font-size-asian="14pt" style:font-weight-asian="normal" style:font-size-complex="14pt" style:font-weight-complex="normal"/>
    </style:style>
    <style:style style:name="P16" style:family="paragraph" style:parent-style-name="Standard" style:list-style-name="L1">
      <style:paragraph-properties fo:text-align="start" style:justify-single-word="false"/>
      <style:text-properties fo:font-size="14pt" fo:font-weight="normal" officeooo:rsid="00c6aba5" officeooo:paragraph-rsid="00c6aba5" style:font-size-asian="14pt" style:font-weight-asian="normal" style:font-size-complex="14pt" style:font-weight-complex="normal"/>
    </style:style>
    <style:style style:name="P17" style:family="paragraph" style:parent-style-name="Standard" style:list-style-name="L2">
      <style:paragraph-properties fo:text-align="start" style:justify-single-word="false"/>
      <style:text-properties fo:font-size="14pt" fo:font-weight="normal" officeooo:rsid="00c6aba5" officeooo:paragraph-rsid="00ce157f" style:font-size-asian="14pt" style:font-weight-asian="normal" style:font-size-complex="14pt" style:font-weight-complex="normal"/>
    </style:style>
    <style:style style:name="P18" style:family="paragraph" style:parent-style-name="Standard" style:list-style-name="L2">
      <style:paragraph-properties fo:text-align="start" style:justify-single-word="false"/>
      <style:text-properties fo:font-size="14pt" fo:font-weight="normal" officeooo:rsid="00c6aba5" officeooo:paragraph-rsid="00dd929a" style:font-size-asian="14pt" style:font-weight-asian="normal" style:font-size-complex="14pt" style:font-weight-complex="normal"/>
    </style:style>
    <style:style style:name="P19" style:family="paragraph" style:parent-style-name="Standard" style:list-style-name="L3">
      <style:paragraph-properties fo:text-align="start" style:justify-single-word="false"/>
      <style:text-properties fo:font-size="14pt" fo:font-weight="normal" officeooo:rsid="00c6aba5" officeooo:paragraph-rsid="00dd929a" style:font-size-asian="14pt" style:font-weight-asian="normal" style:font-size-complex="14pt" style:font-weight-complex="normal"/>
    </style:style>
    <style:style style:name="P20" style:family="paragraph" style:parent-style-name="Standard" style:list-style-name="L4">
      <style:paragraph-properties fo:text-align="start" style:justify-single-word="false"/>
      <style:text-properties fo:font-size="14pt" fo:font-weight="normal" officeooo:rsid="00c6aba5" officeooo:paragraph-rsid="00dd929a" style:font-size-asian="14pt" style:font-weight-asian="normal" style:font-size-complex="14pt" style:font-weight-complex="normal"/>
    </style:style>
    <style:style style:name="P21" style:family="paragraph" style:parent-style-name="Standard" style:list-style-name="L4">
      <style:paragraph-properties fo:text-align="start" style:justify-single-word="false"/>
      <style:text-properties fo:font-size="14pt" fo:font-weight="normal" officeooo:rsid="00c6aba5" officeooo:paragraph-rsid="00ed7f56"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bold" officeooo:rsid="00c6aba5" officeooo:paragraph-rsid="00dd929a"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6pt" fo:font-weight="bold" officeooo:rsid="0064b47b" officeooo:paragraph-rsid="00930a89"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fo:font-weight="bold" officeooo:rsid="0064b47b" officeooo:paragraph-rsid="00b18cfb"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fo:font-weight="bold" officeooo:rsid="00c6aba5" officeooo:paragraph-rsid="00dd929a" style:font-size-asian="16pt" style:font-weight-asian="bold" style:font-size-complex="16pt" style:font-weight-complex="bold"/>
    </style:style>
    <style:style style:name="T1" style:family="text">
      <style:text-properties style:text-underline-style="none"/>
    </style:style>
    <style:style style:name="T2" style:family="text">
      <style:text-properties style:text-underline-style="none" officeooo:rsid="00962c0f"/>
    </style:style>
    <style:style style:name="T3" style:family="text">
      <style:text-properties style:text-underline-style="none" officeooo:rsid="0098bdc4"/>
    </style:style>
    <style:style style:name="T4" style:family="text">
      <style:text-properties style:text-underline-style="none" officeooo:rsid="00a04d9d"/>
    </style:style>
    <style:style style:name="T5" style:family="text">
      <style:text-properties style:text-underline-style="none" officeooo:rsid="00a47e12"/>
    </style:style>
    <style:style style:name="T6" style:family="text">
      <style:text-properties style:text-underline-style="none" officeooo:rsid="00a64704"/>
    </style:style>
    <style:style style:name="T7" style:family="text">
      <style:text-properties style:text-underline-style="none" officeooo:rsid="00b18cfb"/>
    </style:style>
    <style:style style:name="T8" style:family="text">
      <style:text-properties style:text-underline-style="none" officeooo:rsid="00b74c19"/>
    </style:style>
    <style:style style:name="T9" style:family="text">
      <style:text-properties style:text-underline-style="none" officeooo:rsid="00b7e22e"/>
    </style:style>
    <style:style style:name="T10" style:family="text">
      <style:text-properties style:text-underline-style="none" officeooo:rsid="00bce153"/>
    </style:style>
    <style:style style:name="T11" style:family="text">
      <style:text-properties style:text-underline-style="none" officeooo:rsid="00bef107"/>
    </style:style>
    <style:style style:name="T12" style:family="text">
      <style:text-properties style:text-underline-style="none" officeooo:rsid="00c6aba5"/>
    </style:style>
    <style:style style:name="T13" style:family="text">
      <style:text-properties style:text-underline-style="none" officeooo:rsid="00ce157f"/>
    </style:style>
    <style:style style:name="T14" style:family="text">
      <style:text-properties style:text-underline-style="none" officeooo:rsid="00dcfd00"/>
    </style:style>
    <style:style style:name="T15" style:family="text">
      <style:text-properties style:text-underline-style="none" officeooo:rsid="00e356d3"/>
    </style:style>
    <style:style style:name="T16" style:family="text">
      <style:text-properties style:text-underline-style="none" officeooo:rsid="00f33afb"/>
    </style:style>
    <style:style style:name="T17" style:family="text">
      <style:text-properties style:text-underline-style="none" officeooo:rsid="011742cd"/>
    </style:style>
    <style:style style:name="T18" style:family="text">
      <style:text-properties officeooo:rsid="008a3f80"/>
    </style:style>
    <style:style style:name="T19" style:family="text">
      <style:text-properties fo:font-size="14pt" style:text-underline-style="none" fo:font-weight="normal" officeooo:rsid="00c6aba5"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Spanning Tree</text:span></text:p>
      <text:p text:style-name="P3"/>
      <text:p text:style-name="P3"/>
      <text:p text:style-name="P4">A spanning tree of a graph consists of all nodes of the graph and some of the edges of the graph so that there is a path between any two nodes. Like trees in general, spanning trees are connected and acyclic. </text:p>
      <text:p text:style-name="P4"><text:span text:style-name="T1"/></text:p>
      <text:p text:style-name="P4"><text:span text:style-name="T1">The weight of a spanning tree is the sum of its edge weights. A minimum spanning tree is a spanning tree whose weight is as small as possible. </text:span><text:span text:style-name="T2">A</text:span><text:span text:style-name="T1"> maximum spanning tree is a spanning tree whose weight is as large as possible. Note that a graph may have several minimum and maximum spanning trees,</text:span><text:span text:style-name="T3"> </text:span><text:span text:style-name="T1">so the trees are not unique.</text:span></text:p>
      <text:p text:style-name="P4"><text:span text:style-name="T1"><text:line-break/></text:span></text:p>
      <text:p text:style-name="P4"><text:span text:style-name="T1"/></text:p>
      <text:p text:style-name="P23"><text:span text:style-name="T1">Kruskal’s algorithm</text:span></text:p>
      <text:p text:style-name="P23"><text:span text:style-name="T1"/></text:p>
      <text:p text:style-name="P4"><text:span text:style-name="T1">In Kruskal’s algorithm, the initial spanning tree only contains the nodes of the graph and does not contain any edges. Then the algorithm goes through the</text:span><text:span text:style-name="T4"> </text:span><text:span text:style-name="T1">edges ordered by their weights, and always adds an edge to the tree if it does not create a cycle.</text:span></text:p>
      <text:p text:style-name="P4"><text:span text:style-name="T1"/></text:p>
      <text:p text:style-name="P4"><text:span text:style-name="T1">Implementation :</text:span></text:p>
      <text:p text:style-name="P4"><text:span text:style-name="T1"/></text:p>
      <text:p text:style-name="P4"><text:span text:style-name="T5">I</text:span><text:span text:style-name="T1">t is convenient to use the edge list representation of the graph. The first phase of the algorithm sorts the edges in the list in O ( m log m ) time. After this, the second phase of the algorithm builds</text:span><text:span text:style-name="T6"> </text:span><text:span text:style-name="T1">the minimum spanning tree as follows. The loop goes through the edges in the list and always processes an edge a – b where a and b are two nodes. Two functions are needed : the function same determines if a and b are in the same component, and the function unite joins the components that contain a and b. </text:span></text:p>
      <text:p text:style-name="P4"/>
      <text:p text:style-name="P4"><text:span text:style-name="T1">The problem is how to efficiently implement the functions same and unite . One possibility is to implement the function same as a graph traversal and check if we can get from node a to node b . However, the time complexity of such a function would be O ( n + m ) and the resulting algorithm would be slow, because the function same will be called for each edge in the graph. We will solve the problem using a union-find structure that implements both functions in O (log n ) time. Thus, the time complexity of Kruskal’s algorithm will be O ( m log n ) after sorting the edge list.</text:span></text:p>
      <text:p text:style-name="P4"><text:span text:style-name="T1"/></text:p>
      <text:p text:style-name="P4"><text:span text:style-name="T1">for (...) {</text:span></text:p>
      <text:p text:style-name="P5"><text:span text:style-name="T1"><text:tab/>if ( ! same (a, b) ) </text:span></text:p>
      <text:p text:style-name="P5"><text:span text:style-name="T1"><text:tab/><text:tab/>unite (a, b);</text:span></text:p>
      <text:p text:style-name="P4"><text:span text:style-name="T1">}</text:span></text:p>
      <text:p text:style-name="P4"/>
      <text:p text:style-name="P4"/>
      <text:p text:style-name="P4"><text:span text:style-name="T1"/></text:p>
      <text:p text:style-name="P24"><text:soft-page-break/><text:span text:style-name="T7">U</text:span><text:span text:style-name="T1">nion-</text:span><text:span text:style-name="T7">F</text:span><text:span text:style-name="T1">ind </text:span><text:span text:style-name="T7">Structure</text:span></text:p>
      <text:p text:style-name="P24"/>
      <text:p text:style-name="P7"><text:span text:style-name="T7">A union-find structure maintains a collection of sets. The sets are disjoint, so no element belongs to more than one set. Two O (log n) time operations are supported: the unite operation joins two sets, and the find operation finds the representative of the set that contains a given element.</text:span></text:p>
      <text:p text:style-name="P8"><text:span text:style-name="T8"/></text:p>
      <text:p text:style-name="P8"><text:span text:style-name="T8">S</text:span><text:span text:style-name="T7">tructure :</text:span></text:p>
      <text:p text:style-name="P8"><text:span text:style-name="T7"/></text:p>
      <text:p text:style-name="P7"><text:span text:style-name="T7">In a union-find structure, one element in each set is the representative of the set, and there is a chain from any other element of the set to the representative. For example, assume that the sets are {1, 4, 7}, {5} and {2, 3, 6, 8</text:span><text:span text:style-name="T9">}. In this case, </text:span><text:span text:style-name="T10">let</text:span><text:span text:style-name="T9"> the representatives of the sets are 4, 5 and 2. We can find the representative of any element by following the chain that begins at the element. Two sets can be joined by connecting the representative of one set to the representative of the other set. For example, the sets {1, 4, 7} and {2, 3, 6, 8} can be joined </text:span><text:span text:style-name="T10">and t</text:span><text:span text:style-name="T9">he resulting set contains the elements {1, 2, 3, 4, 6, 7, 8}. From this on, the element 2 is the representative for</text:span><text:span text:style-name="T11"> </text:span><text:span text:style-name="T9">the entire set and the old representative 4 points to the element 2. The efficiency of the union-find structure depends on how the sets are joined. </text:span><text:span text:style-name="T14">A</text:span><text:span text:style-name="T9">lways connect the representative of the smaller set to the representative of the larger set </text:span></text:p>
      <text:p text:style-name="P7"><text:span text:style-name="T9"/></text:p>
      <text:p text:style-name="P13"><text:span text:style-name="T9">I</text:span><text:span text:style-name="T1">mplementation :</text:span></text:p>
      <text:p text:style-name="P9"><text:span text:style-name="T1"/></text:p>
      <text:p text:style-name="P9"><text:span text:style-name="T1">The union-find structure can be implemented using arrays. In the following implementation, the array link contains for each element the next element in the chain or the element itself if it is a representative, and the array size indicates for each representative the size of the corresponding set. Initially, each element belongs to a separate set:</text:span></text:p>
      <text:p text:style-name="P10"><text:span text:style-name="T1"/></text:p>
      <text:list xml:id="list1863333151" text:style-name="L1">
        <text:list-item>
          <text:p text:style-name="P11"><text:span text:style-name="T1">for (int i = 1; i &lt;= n; i++) <text:s/></text:span><text:span text:style-name="T12">{</text:span></text:p>
          <text:list>
            <text:list-header>
              <text:p text:style-name="P11"><text:span text:style-name="T1">link[i] = i;</text:span></text:p>
              <text:p text:style-name="P12"><text:span text:style-name="T1">size[i] = 1;</text:span></text:p>
            </text:list-header>
          </text:list>
          <text:p text:style-name="P16"><text:span text:style-name="T1">}</text:span></text:p>
        </text:list-item>
      </text:list>
      <text:p text:style-name="P14"><text:span text:style-name="T1"/></text:p>
      <text:p text:style-name="P14"><text:span text:style-name="T1">The function find returns the representative for an element x . </text:span></text:p>
      <text:p text:style-name="P14"><text:span text:style-name="T1"/></text:p>
      <text:list xml:id="list1299258703" text:style-name="L2">
        <text:list-item>
          <text:p text:style-name="P2"><text:span text:style-name="T19">int find(int x) {</text:span></text:p>
          <text:p text:style-name="P17"><text:span text:style-name="T1"><text:tab/>while ( x != link[x] ) </text:span></text:p>
          <text:p text:style-name="P17"><text:span text:style-name="T13"><text:tab/><text:tab/></text:span><text:span text:style-name="T1">x = link[x];</text:span></text:p>
          <text:p text:style-name="P18"><text:span text:style-name="T1"><text:tab/>return x;</text:span></text:p>
          <text:p text:style-name="P18"><text:span text:style-name="T1">}</text:span></text:p>
        </text:list-item>
      </text:list>
      <text:p text:style-name="P15"><text:span text:style-name="T1"/></text:p>
      <text:p text:style-name="P15"><text:span text:style-name="T1">The function same checks whether elements a and b belong to the same set.</text:span></text:p>
      <text:p text:style-name="P15"><text:span text:style-name="T1"/></text:p>
      <text:list xml:id="list1957159270" text:style-name="L3">
        <text:list-item>
          <text:p text:style-name="P19"><text:soft-page-break/><text:span text:style-name="T1">bool same(int a, int b) {</text:span></text:p>
          <text:p text:style-name="P19"><text:span text:style-name="T1"><text:tab/>return</text:span><text:span text:style-name="T15">( </text:span><text:span text:style-name="T1">find(a) == find(b) </text:span><text:span text:style-name="T15">)</text:span><text:span text:style-name="T1">;</text:span></text:p>
          <text:p text:style-name="P19"><text:span text:style-name="T1">}</text:span></text:p>
        </text:list-item>
      </text:list>
      <text:p text:style-name="P15"><text:span text:style-name="T1"/></text:p>
      <text:p text:style-name="P15"><text:span text:style-name="T1">The function unite joins the sets that contain elements a and b (the elements have to be in different sets). The function first finds the representatives of the</text:span></text:p>
      <text:p text:style-name="P15"><text:span text:style-name="T1">sets and then connects the smaller set to the larger set.</text:span></text:p>
      <text:p text:style-name="P15"><text:span text:style-name="T1"/></text:p>
      <text:list xml:id="list1913906635" text:style-name="L4">
        <text:list-item>
          <text:p text:style-name="P20"><text:span text:style-name="T1">void unite (int a, int b) {</text:span></text:p>
          <text:p text:style-name="P20"><text:span text:style-name="T1"><text:tab/>a = find(a);</text:span></text:p>
          <text:p text:style-name="P20"><text:span text:style-name="T1"><text:tab/>b = find(b);</text:span></text:p>
          <text:p text:style-name="P21"><text:span text:style-name="T1"><text:tab/>if (</text:span><text:span text:style-name="T16"> </text:span><text:span text:style-name="T1">size[a] &lt; size[b] ) </text:span></text:p>
          <text:p text:style-name="P21"><text:span text:style-name="T1"><text:tab/><text:tab/>swap(a, b);</text:span></text:p>
          <text:p text:style-name="P20"><text:span text:style-name="T1"><text:tab/>size[a] += size[b];</text:span></text:p>
          <text:p text:style-name="P20"><text:span text:style-name="T1"><text:tab/>link[b] = a;</text:span></text:p>
          <text:p text:style-name="P20"><text:span text:style-name="T1">}</text:span></text:p>
        </text:list-item>
      </text:list>
      <text:p text:style-name="P15"><text:span text:style-name="T1"/></text:p>
      <text:p text:style-name="P15"><text:span text:style-name="T1">The time complexity of the function find is O(log n ) assuming that the length of each chain is O (log n ). In this case, the functions same and unite also work in O (log n) time. The function unite makes sure that the length of each chain is O (log n) by connecting the smaller set to the larger set.</text:span></text:p>
      <text:p text:style-name="P15"><text:span text:style-name="T1"/></text:p>
      <text:p text:style-name="P15"><text:span text:style-name="T1"/></text:p>
      <text:p text:style-name="P15"><text:span text:style-name="T1"/></text:p>
      <text:p text:style-name="P25"><text:span text:style-name="T1">Prim’s algorithm</text:span></text:p>
      <text:p text:style-name="P22"><text:span text:style-name="T1"/></text:p>
      <text:p text:style-name="P6"><text:span text:style-name="T1">Prim’s algorithm is an alternative method for finding a minimum spanning tree. <text:s/>The algorithm first adds an arbitrary node to the tree. After this, the algorithm always chooses a minimum-weight edge that adds a new node to the tree. Finally, all nodes have been added to the tree and a minimum spanning tree has been found. </text:span></text:p>
      <text:p text:style-name="P6"><text:span text:style-name="T1"/></text:p>
      <text:p text:style-name="P6"><text:span text:style-name="T1">Implementation :</text:span></text:p>
      <text:p text:style-name="P6"><text:span text:style-name="T1"/></text:p>
      <text:p text:style-name="P6"><text:span text:style-name="T1">Like Dijkstra’s algorithm, Prim’s algorithm can be efficiently implemented using </text:span><text:span text:style-name="T17">a p</text:span><text:span text:style-name="T1">riority queue. The priority queue should contain all nodes that can be connected to the current component using a single edge, in increasing order of the weights of the corresponding edges. The time complexity of Prim’s algorithm is O ( n + m log m ) that equals the time complexity of Dijkstra’s algorithm. In practice, Prim’s and Kruskal’s algorithms are both efficient, and the choice of the algorithm is a matter of ta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3T21:11:19.327166788</meta:creation-date>
    <dc:date>2020-08-11T21:06:50.559055576</dc:date>
    <meta:editing-duration>PT6H56M39S</meta:editing-duration>
    <meta:editing-cycles>272</meta:editing-cycles>
    <meta:generator>LibreOffice/6.0.7.3$Linux_X86_64 LibreOffice_project/00m0$Build-3</meta:generator>
    <meta:document-statistic meta:table-count="0" meta:image-count="0" meta:object-count="0" meta:page-count="3" meta:paragraph-count="48" meta:word-count="1033" meta:character-count="5435" meta:non-whitespace-character-count="4442"/>
  </office:meta>
</office:document-meta>
</file>